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23.687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2.184cm"/>
    </style:style>
    <style:style style:name="co6" style:family="table-column">
      <style:table-column-properties fo:break-before="auto" style:column-width="2.23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fo:background-color="#99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ce5"/>
        <table:table-column table:style-name="co4" table:default-cell-style-name="Default"/>
        <table:table-column table:style-name="co6" table:default-cell-style-name="ce5"/>
        <table:table-column table:style-name="co4" table:default-cell-style-name="Default"/>
        <table:table-column table:style-name="co6" table:default-cell-style-name="ce5"/>
        <table:table-column table:style-name="co4" table:default-cell-style-name="Default"/>
        <table:table-column table:style-name="co6" table:default-cell-style-name="ce5"/>
        <table:table-column table:style-name="co4" table:default-cell-style-name="Default"/>
        <table:table-column table:style-name="co6" table:default-cell-style-name="ce5"/>
        <table:table-column table:style-name="co4" table:number-columns-repeated="1011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 calcext:value-type="string">
            <text:p>PAQUETE 1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ñadir routers a las funcionalidades relacionadas con gestión de datos de usuario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ñadir routers a los botones del navegador para aportar una utilidad básica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reparar los Views de la lista de videos para listar los videos en grupos de 10 con un sistema de paginas para ir al siguiente o anterior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ejar terminados los Views, Routers y funcionalidad de Configuración, Help y About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alizar el formulario de login y register con otro recurso que no utilice URLs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ocumentar lo realizado y realizar control con el tutor.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Default"/>
          <table:table-cell office:value-type="string" calcext:value-type="string">
            <text:p>Duración estimada: 2 semanas, Control: 7-4-2015 ó 9-4-2015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/>
          <table:table-cell table:style-name="Default"/>
          <table:table-cell office:value-type="string" calcext:value-type="string">
            <text:p>Si no da tiempo a algo que sea algo del apartado 4, si ocurriera, pasará a ser parte del paquete 2 al final de la lista.</text:p>
          </table:table-cell>
          <table:table-cell table:style-name="ce10"/>
          <table:table-cell table:style-name="Default"/>
          <table:table-cell table:number-columns-repeated="1019"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Default"/>
          <table:table-cell table:style-name="ce6" office:value-type="string" calcext:value-type="string">
            <text:p>PAQUETE 2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acer funcionar el filtrado de videos en aquellos tabs que lo necesiten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Montar el botón de subida de videos preparando el View con el formulario y el Model de video que pasa al servidor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Cuando funcione el filtrado de videos, en los datos de usuario mostar los videos que ha subido.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Formación sobre manejo de videos con los Views de backbone para preparar el trabajo del paquete 3.</text:p>
          </table:table-cell>
          <table:table-cell/>
          <table:table-cell table:style-name="ce11"/>
          <table:table-cell table:number-columns-repeated="1019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Documentar lo realizado y realizar control con el tutor.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office:value-type="string" calcext:value-type="string">
            <text:p>Duración estimada: 2 semanas, Control: 21-4-2015 ó 23-4-2015</text:p>
          </table:table-cell>
          <table:table-cell table:number-columns-repeated="1021"/>
        </table:table-row>
        <table:table-row table:style-name="ro3">
          <table:table-cell/>
          <table:table-cell table:style-name="Default"/>
          <table:table-cell office:value-type="string" calcext:value-type="string">
            <text:p>Si no da tiempo a algo que sea del apartado 4, si ocurriera, pasará a ser parte del paquete 3 al principio de la lista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/>
          <table:table-cell table:style-name="Default"/>
          <table:table-cell table:style-name="ce6" office:value-type="string" calcext:value-type="string">
            <text:p>PAQUETE 3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Generar el View para los videos de practica junto con las opciones de grabación y botón de grabado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Generar el View para el subtitulado de videos con todas las opciones posibles desde mi conocimiento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Generar Views y Routers de los listados de videos que aparecen en cada tab de la sección Evaluar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Generar View de la evaluación de un video con su formulario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" office:value-type="string" calcext:value-type="string">
            <text:p>Documentar lo realizado y realizar control con el tutor.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office:value-type="string" calcext:value-type="string">
            <text:p>Duración estimada: 2 semanas, Control: 5-5-2015 ó 7-5-2015</text:p>
          </table:table-cell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8" office:value-type="string" calcext:value-type="string">
            <text:p>Consultar con juanan hasta donde llega mi responsabilidad en cada apartado de interacción con videos para juzgar futuros paquetes.</text:p>
          </table:table-cell>
          <table:table-cell table:number-columns-repeated="1021"/>
        </table:table-row>
        <table:table-row table:style-name="ro3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Tareas sueltas que se harán o no en función del tiempo disponible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diomas.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istema de creditos.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Dedicar tiempo a dar una mejor apariencia a la página.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Mostrar estadisticas e historial en los datos de usuario.</text:p>
          </table:table-cell>
          <table:table-cell table:number-columns-repeated="1021"/>
        </table:table-row>
        <table:table-row table:style-name="ro3">
          <table:table-cell/>
          <table:table-cell table:style-name="Default" table:number-columns-repeated="2"/>
          <table:table-cell table:number-columns-repeated="1021"/>
        </table:table-row>
        <table:table-row table:style-name="ro3">
          <table:table-cell/>
          <table:table-cell table:style-name="Default"/>
          <table:table-cell table:style-name="ce9" office:value-type="string" calcext:value-type="string">
            <text:p>Tareas importantes sin asignar a un paquete por ahora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ealización de pruebas + Formación al respecto.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orreción de errores.</text:p>
          </table:table-cell>
          <table:table-cell table:number-columns-repeated="1021"/>
        </table:table-row>
        <table:table-row table:style-name="ro3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erminar la documentación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ealizar llamadas AJAX para comunicarse con el servidor en cuanto a la gestión de usuarios se refiere.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021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021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021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Más cosas importantes de las que me vaya acordando.</text:p>
          </table:table-cell>
          <table:table-cell table:number-columns-repeated="1021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3">
        <table:table-column table:style-name="co4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21:15:25.1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L</meta:initial-creator>
    <meta:creation-date>2015-03-26T10:00:40</meta:creation-date>
    <dc:date>2015-04-15T00:49:42.036000000</dc:date>
    <meta:generator>LibreOffice/4.3.6.2$Windows_x86 LibreOffice_project/d50a87b2e514536ed401c18000dad4660b6a169e</meta:generator>
    <meta:editing-duration>PT5H5M5S</meta:editing-duration>
    <meta:editing-cycles>4</meta:editing-cycles>
    <meta:document-statistic meta:table-count="3" meta:cell-count="64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